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3.683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1.755cm"/>
    </style:style>
    <style:style style:name="ro1" style:family="table-row">
      <style:table-row-properties style:row-height="2.364cm" fo:break-before="auto" style:use-optimal-row-height="false"/>
    </style:style>
    <style:style style:name="ro2" style:family="table-row">
      <style:table-row-properties style:row-height="0.512cm" fo:break-before="auto" style:use-optimal-row-height="false"/>
    </style:style>
    <style:style style:name="ta1" style:family="table" style:master-page-name="PageStyle_5f_Вар_20_1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Вар 1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number-columns-repeated="16380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; 3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; 3; 5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; 6; 8; 9</text:p>
          </table:table-cell>
          <table:table-cell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/>
        </table:table-row>
        <table:table-row table:style-name="ro2" table:number-rows-repeated="104856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Вар_20_11" style:display-name="PageStyle_Вар 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Пользователь Windows</meta:initial-creator>
    <meta:creation-date>2022-09-01T06:17:26</meta:creation-date>
    <dc:creator>Элеонора Табакова</dc:creator>
    <dc:date>2022-11-01T13:25:18</dc:date>
    <meta:document-statistic meta:table-count="1" meta:cell-count="39" meta:object-count="0"/>
    <meta:generator>LibreOffice/25.2.7.2$MacOSX_AARCH64 LibreOffice_project/5cbfd1ab6520636bb5f7b99185aa69bd7456825d</meta:generator>
  </office:meta>
</office:document-meta>
</file>